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line-height="115%"/>
      <style:text-properties style:font-name="Arial" fo:font-size="11.0pt" fo:color="#000000"/>
    </style:style>
    <style:style style:name="P2" style:family="paragraph" style:parent-style-name="Standard">
      <style:paragraph-properties fo:line-height="115%"/>
      <style:text-properties style:font-name="Arial" fo:font-size="11.0pt" fo:color="#000000" fo:background-color="#ffffff"/>
    </style:style>
    <style:style style:name="P3" style:family="paragraph" style:parent-style-name="Standard">
      <style:paragraph-properties fo:line-height="115%"/>
      <style:text-properties style:font-name="Arial" fo:font-size="11.0pt" fo:color="#1155cc"/>
    </style:style>
    <style:style style:name="P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T1" style:family="text">
      <style:text-properties fo:font-weight="bold" fo:font-weight-asian="bold" fo:font-weight-complex="bold"/>
    </style:style>
    <style:style style:name="T2" style:family="text">
      <style:text-properties style:text-underline-style="solid" fo:color="#3b81f5"/>
    </style:style>
    <style:style style:name="T3" style:family="text">
      <style:text-properties style:text-underline-style="solid" fo:color="#1155cc" fo:background-color="transparent"/>
    </style:style>
    <style:style style:name="T4" style:family="text">
      <style:text-properties fo:color="#000000"/>
    </style:style>
    <style:style style:name="T5" style:family="text">
      <style:text-properties style:text-underline-style="solid"/>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Vision</text:span></text:p>
      <text:p text:style-name="P1">The goal of Science Hack Day is to bring people together from diverse backgrounds who are excited about making things with science. We invite scientists to partner with designers, developers, and other science enthusiasts to build and team, develop a project, get out of their comfort zone, and make it happen! </text:p>
      <text:p text:style-name="P1"/>
      <text:p text:style-name="P1">Learning the guts of scientific equipment, hardware and software, helps researchers to improve transparency and reproducibility of methods. It helps us to see room for improvement. It helps us learn the skills to build the hardware or write the software we need, rather than relying on proprietary tools. Getting time to play with new tools is hard to do - Science Hack Day gives bioinformaticians, cell biologists, developers, designers, and neuroscientists the time, space, and tools to play and build new con</text:p>
      <text:p text:style-name="P1">nections.</text:p>
      <text:p text:style-name="P1"/>
      <text:p text:style-name="P1"><text:span text:style-name="T1">Event details</text:span></text:p>
      <text:p text:style-name="P2">When - Friday, October 7th at 6:30pm through Sunday October 9th 4pm</text:p>
      <text:p text:style-name="P2">Where - Portland, OR</text:p>
      <text:p text:style-name="P2">Venue - XOXO Outpost in Inner NE Portland (<text:a xlink:type="simple" xlink:href="http://outpostpdx.com/"><text:span text:style-name="T2">map</text:span></text:a>). <text:a xlink:type="simple" xlink:href="https://outpostpdx.com/"><text:span text:style-name="T3">Outpostpdx.com</text:span></text:a></text:p>
      <text:p text:style-name="P3"><text:span text:style-name="T4">Web - </text:span><text:a xlink:type="simple" xlink:href="http://portland.sciencehackday.org/"><text:span text:style-name="T5">portland.sciencehackday.org</text:span></text:a></text:p>
      <text:p text:style-name="P1">Twitter - Hashtag #pdxscience </text:p>
      <text:p text:style-name="P1">Attendee count - 120 </text:p>
      <text:p text:style-name="P1">Speaking Opportunities - Yes</text:p>
      <text:p text:style-name="P1">Email - sciencehackdaypdx@gmail.com</text:p>
      <text:p text:style-name="P1"><text:span text:style-name="T1"/></text:p>
      <text:p text:style-name="P1"><text:span text:style-name="T1">Format</text:span></text:p>
      <text:p text:style-name="P1"><text:span text:style-name="T1">Friday October 7th</text:span></text:p>
      <text:p text:style-name="P1">6:30PM - Arrival and Registration</text:p>
      <text:p text:style-name="P1">7:15PM - Opening Lightning Talks</text:p>
      <text:p text:style-name="P1">8PM - Team Formation</text:p>
      <text:p text:style-name="P1">10PM - Optional Sleepover In Venue</text:p>
      <text:list text:style-name="L1">
        <text:list-item>
          <text:p text:style-name="P4"/>
        </text:list-item>
      </text:list>
      <text:p text:style-name="P1"><text:span text:style-name="T1">Saturday October 8th</text:span></text:p>
      <text:p text:style-name="P1">9AM - Breakfast</text:p>
      <text:p text:style-name="P1">12:00PM - Lunch</text:p>
      <text:p text:style-name="P1">6:00PM - Dinner</text:p>
      <text:p text:style-name="P1">10PM - Optional Sleepover In Venue</text:p>
      <text:list text:style-name="L1">
        <text:list-item>
          <text:p text:style-name="P4"/>
        </text:list-item>
      </text:list>
      <text:p text:style-name="P1"><text:span text:style-name="T1">Sunday October 9th</text:span></text:p>
      <text:p text:style-name="P1">9:00AM - Breakfast</text:p>
      <text:p text:style-name="P1">12:00PM - Lunch</text:p>
      <text:p text:style-name="P1">1:00PM - Demo Time! - end time for Demo time?</text:p>
      <text:p text:style-name="P1"/>
      <text:p text:style-name="P1"/>
      <text:p text:style-name="P1"><text:span text:style-name="T1">Organizers ← please fill in a tiny bio after your name and upload a headshot!</text:span></text:p>
      <text:p text:style-name="P1">Max Ogden, Open source programmer, developer of scientific data sharing software, manager of the Dat project and community organizer.</text:p>
      <text:p text:style-name="P1">Jeena Lee, MS candidate Bioinformatics and Rails Girls summer fellow?</text:p>
      <text:p text:style-name="P1">Daniela Saderi, PhD candidate in Neruoscience</text:p>
      <text:p text:style-name="P1">Danielle Robinson, PhD candidate in Neruoscience</text:p>
      <text:p text:style-name="P1">Robin Champieux, Scholarly Communication Librarian and open science practice advocate</text:p>
      <text:p text:style-name="P1">Lilly Winfree, PhD Candidate in Neuroscience</text:p>
      <text:p text:style-name="P1"/>
      <text:p text:style-name="P1"><text:span text:style-name="T1">Sponsorship Opportunities</text:span></text:p>
      <text:p text:style-name="P1">Nobelist - $5,000 • Exclusive sponsorship of lunches on Saturday and Sunday • 10 min. speaking opportunity during Friday evening Lightning Talks • Recognition by lead organizers during opening remarks • Logo &amp; Link on event website • Logo in event program • Recognition in roundup email to attendees • Promotional materials (provided by sponsor) at the event. </text:p>
      <text:p text:style-name="P1"/>
      <text:p text:style-name="P1">Fellow - $2,500 • Exclusive sponsorship of dinner on Saturday night • 5 min. speaking opportunity during Friday evening Lightning Talks • Recognition by lead organizers during opening remarks • Link on event website • Logo in event program • Recognition in roundup email to attendees • Promotional materials (provided by sponsor) at the event.</text:p>
      <text:p text:style-name="P1"/>
      <text:p text:style-name="P1">Inventor - $1,000 • Exclusive sponsorship of a coffee break. • Link on event website • Logo in event program • Recognition in roundup email to attendees • Promotional materials (provided by sponsor) at the event.</text:p>
      <text:p text:style-name="P1"/>
      <text:p text:style-name="P1">Scholar - $500 • Link on event website • Name in event program • Promotional materials (provided by sponsor) at the event ...or we’re open to discussing other ideas! </text:p>
      <text:p text:style-name="P1"/>
      <text:p text:style-name="P1"><text:span text:style-name="T1">Additional meal, coffee, and beverage sponsorship opportunities are available!</text:span></text:p>
      <text:p text:style-name="P1"/>
      <text:p text:style-name="P3"><text:a xlink:type="simple" xlink:href="http://portland.sciencehackday.org/"><text:span text:style-name="T5">http://portland.sciencehackday.org/</text:span></text:a></text:p>
      <text:p text:style-name="P3"><text:a xlink:type="simple" xlink:href="http://sciencehackday.com"><text:span text:style-name="T5">http://sciencehackday</text:span></text:a><text:span text:style-name="T5">.org/</text:span></text:p>
      <text:p text:style-name="P1"/>
      <text:p text:style-name="P1"><text:span text:style-name="T1">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